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0">
      <style:table-cell-properties fo:background-color="#ffff99" fo:border="0.74pt solid #000000"/>
    </style:style>
    <style:style style:name="ce5" style:family="table-cell" style:parent-style-name="Default" style:data-style-name="N0">
      <style:table-cell-properties fo:border="0.74pt solid #000000"/>
    </style:style>
    <style:style style:name="ce6" style:family="table-cell" style:parent-style-name="Default" style:data-style-name="N106">
      <style:table-cell-properties fo:background-color="#ffff99" fo:border="0.74pt solid #000000"/>
    </style:style>
    <style:style style:name="ce7" style:family="table-cell" style:parent-style-name="Default" style:data-style-name="N106">
      <style:table-cell-properties fo:border="0.74pt solid #000000"/>
    </style:style>
    <style:style style:name="ce8" style:family="table-cell" style:parent-style-name="Default" style:data-style-name="N109">
      <style:table-cell-properties fo:background-color="#ffff99" fo:border="0.74pt solid #000000"/>
    </style:style>
    <style:style style:name="ce9" style:family="table-cell" style:parent-style-name="Default" style:data-style-name="N109">
      <style:table-cell-properties fo:border="0.74pt solid #000000"/>
    </style:style>
    <style:style style:name="ce10" style:family="table-cell" style:parent-style-name="Default" style:data-style-name="N108">
      <style:table-cell-properties fo:border="0.74pt solid #000000"/>
    </style:style>
    <style:style style:name="ce11" style:family="table-cell" style:parent-style-name="Default" style:data-style-name="N108">
      <style:table-cell-properties fo:background-color="#ffff99" fo:border="0.74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1022" table:default-cell-style-name="ce13"/>
        <table:table-row table:style-name="ro1">
          <table:table-cell table:style-name="ce1" office:value-type="string" calcext:value-type="string">
            <text:p>Tamaño (n)</text:p>
          </table:table-cell>
          <table:table-cell table:style-name="ce1" office:value-type="string" calcext:value-type="string">
            <text:p>Hanoi</text:p>
          </table:table-cell>
          <table:table-cell table:style-name="ce12"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000049388" calcext:value-type="float">
            <text:p>0,000049388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float" office:value="0.000095221" calcext:value-type="float">
            <text:p>0,000095221</text:p>
          </table:table-cell>
          <table:table-cell table:style-name="Default"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000097116" calcext:value-type="float">
            <text:p>0,000097116</text:p>
          </table:table-cell>
          <table:table-cell table:number-columns-repeated="102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0140576" calcext:value-type="float">
            <text:p>0,000140576</text:p>
          </table:table-cell>
          <table:table-cell table:style-name="Default"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000263059" calcext:value-type="float">
            <text:p>0,000263059</text:p>
          </table:table-cell>
          <table:table-cell table:number-columns-repeated="102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0438135" calcext:value-type="float">
            <text:p>0,000438135</text:p>
          </table:table-cell>
          <table:table-cell table:style-name="Default"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06909" calcext:value-type="float">
            <text:p>0,001069090</text:p>
          </table:table-cell>
          <table:table-cell table:number-columns-repeated="102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0.00244366" calcext:value-type="float">
            <text:p>0,002443660</text:p>
          </table:table-cell>
          <table:table-cell table:style-name="Default"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409004" calcext:value-type="float">
            <text:p>0,004090040</text:p>
          </table:table-cell>
          <table:table-cell table:number-columns-repeated="102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0.008017" calcext:value-type="float">
            <text:p>0,008017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1652" calcext:value-type="float">
            <text:p>0,015165200</text:p>
          </table:table-cell>
          <table:table-cell table:number-columns-repeated="102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0.0287683" calcext:value-type="float">
            <text:p>0,0287683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67209" calcext:value-type="float">
            <text:p>0,056720900</text:p>
          </table:table-cell>
          <table:table-cell table:number-columns-repeated="102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0.114949" calcext:value-type="float">
            <text:p>0,114949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23017" calcext:value-type="float">
            <text:p>0,223017000</text:p>
          </table:table-cell>
          <table:table-cell table:number-columns-repeated="10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0.446514" calcext:value-type="float">
            <text:p>0,446514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8623" calcext:value-type="float">
            <text:p>0,886230000</text:p>
          </table:table-cell>
          <table:table-cell table:number-columns-repeated="102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1.76072" calcext:value-type="float">
            <text:p>1,760720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2501" calcext:value-type="float">
            <text:p>3,525010000</text:p>
          </table:table-cell>
          <table:table-cell table:number-columns-repeated="102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6.97438" calcext:value-type="float">
            <text:p>6,974380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13.9335" calcext:value-type="float">
            <text:p>13,93350000</text:p>
          </table:table-cell>
          <table:table-cell table:number-columns-repeated="102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9" office:value-type="float" office:value="27.7436" calcext:value-type="float">
            <text:p>27,74360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5.3872" calcext:value-type="float">
            <text:p>55,38720000</text:p>
          </table:table-cell>
          <table:table-cell table:number-columns-repeated="102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10.768" calcext:value-type="float">
            <text:p>110,7680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office:value-type="float" office:value="222.015" calcext:value-type="float">
            <text:p>222,01500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10" loext:min-decimal-places="10" number:min-integer-digits="1"/>
    </number:number-style>
    <number:number-style style:name="N106">
      <number:number number:decimal-places="9" loext:min-decimal-places="9"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8" loext:min-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4:50:03.537596336</meta:creation-date>
    <dc:date>2016-03-10T14:56:13.295888286</dc:date>
    <meta:editing-duration>PT6M9S</meta:editing-duration>
    <meta:editing-cycles>2</meta:editing-cycles>
    <meta:generator>LibreOffice/5.0.5.2$Linux_X86_64 LibreOffice_project/00m0$Build-2</meta:generator>
    <meta:document-statistic meta:table-count="1" meta:cell-count="52" meta:object-count="0"/>
  </office:meta>
</office:document-meta>
</file>